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3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5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5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469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3.46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</style:style>
    <style:style style:name="gr22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</text:span><text:span text:style-name="T1">r ER-</text:span><text:span text:style-name="T1">Diagram</text:span><text:span text:style-name="T1">m</text:span></text:p>
          </draw:text-box>
        </draw:frame>
        <draw:custom-shape draw:style-name="gr1" draw:text-style-name="P3" draw:layer="layout" svg:width="4.139cm" svg:height="1.334cm" svg:x="7.7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4.139cm" svg:height="2.667cm" svg:x="7.7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firstActive: Date</text:span></text:p>
          <text:p text:style-name="P4"><text:span text:style-name="T2">lastActive: Date</text:span></text:p>
          <text:p text:style-name="P4"><text:span text:style-name="T2">policyConsent: </text:span><text:span text:style-name="T2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061cm" svg:height="2.667cm" svg:x="6.7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6.018cm" svg:height="1.334cm" svg:x="3.182cm" svg:y="10.466cm">
          <text:p text:style-name="P2"><text:span text:style-name="T2">user_lo</text:span><text:span text:style-name="T2">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18cm" svg:height="6.134cm" svg:x="3.182cm" svg:y="11.7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</text:span><text:span text:style-name="T2">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>secondFA: </text:span><text:span text:style-name="T2">boolean</text:span></text:p>
          <text:p text:style-name="P4"><text:span text:style-name="T2">emailConfirmation: </text:span><text:span text:style-name="T2">Date</text:span></text:p>
          <text:p text:style-name="P4"><text:span text:style-name="T2">emailConfToken: </text:span><text:span text:style-name="T2">String</text:span></text:p>
          <text:p text:style-name="P4"><text:span text:style-name="T2">EmailConfCode: </text:span><text:span text:style-name="T2">String</text:span></text:p>
          <text:p text:style-name="P4"><text:span text:style-name="T2">renewPasswordRe</text:span><text:span text:style-name="T2">quired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6.134cm" svg:x="1.697cm" svg:y="11.799cm">
          <text:p text:style-name="P4"><text:span text:style-name="T2">PK, FK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UK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6.191cm" svg:y1="10.466cm" svg:x2="6.7cm" svg:y2="6.466cm" draw:start-shape="id1" draw:start-glue-point="0" draw:end-shape="id2" draw:end-glue-point="3" svg:d="M6191 10466v-4000h509" svg:viewBox="0 0 510 4001">
          <text:p/>
        </draw:connector>
        <draw:custom-shape draw:style-name="gr8" draw:text-style-name="P3" xml:id="id3" draw:id="id3" draw:layer="layout" svg:width="3.394cm" svg:height="1.334cm" svg:x="11.031cm" svg:y="10.466cm">
          <text:p text:style-name="P2"><text:span text:style-name="T2">userAc</text:span><text:span text:style-name="T2">cessK</text:span><text:span text:style-name="T2">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2.728cm" svg:y1="10.466cm" svg:x2="11.9cm" svg:y2="6.466cm" draw:start-shape="id3" draw:start-glue-point="0" draw:end-shape="id4" draw:end-glue-point="1" svg:d="M12728 10466v-4000h-828" svg:viewBox="0 0 829 4001">
          <text:p/>
        </draw:connector>
        <draw:custom-shape draw:style-name="gr11" draw:text-style-name="P3" draw:layer="layout" svg:width="3.969cm" svg:height="1.334cm" svg:x="11.031cm" svg:y="10.4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969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5" draw:start-glue-point="0" draw:end-shape="id6" svg:d="M26755 9067v-967h2v-967" svg:viewBox="0 0 3 1935">
          <text:p/>
        </draw:connector>
        <draw:connector draw:style-name="gr7" draw:text-style-name="P6" draw:layer="layout" draw:line-skew="-2.303cm" svg:x1="25.054cm" svg:y1="15.234cm" svg:x2="11.9cm" svg:y2="6.466cm" draw:start-shape="id7" draw:end-shape="id4" draw:end-glue-point="1" svg:d="M25054 15234h-8880v-8768h-4274" svg:viewBox="0 0 13155 8769">
          <text:p/>
        </draw:connector>
        <draw:custom-shape draw:style-name="gr8" draw:text-style-name="P3" draw:layer="layout" svg:width="3.394cm" svg:height="1.334cm" svg:x="18.8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8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8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9" draw:id="id9" draw:layer="layout" svg:width="3.394cm" svg:height="4cm" svg:x="18.8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8" draw:id="id8" draw:layer="layout" svg:width="1.485cm" svg:height="4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54cm" svg:x1="17.321cm" svg:y1="7.4cm" svg:x2="11.9cm" svg:y2="6.466cm" draw:start-shape="id8" draw:start-glue-point="3" draw:end-shape="id4" draw:end-glue-point="1" svg:d="M17321 7400h-1171v-934h-4250" svg:viewBox="0 0 5422 935">
          <text:p/>
        </draw:connector>
        <draw:connector draw:style-name="gr7" draw:text-style-name="P6" draw:layer="layout" svg:x1="25.054cm" svg:y1="15.234cm" svg:x2="20.503cm" svg:y2="9.4cm" draw:start-shape="id7" draw:start-glue-point="3" draw:end-shape="id9" draw:end-glue-point="2" svg:d="M25054 15234h-4551v-5834" svg:viewBox="0 0 4552 5835">
          <text:p/>
        </draw:connector>
        <draw:frame draw:style-name="gr18" draw:text-style-name="P7" draw:layer="layout" svg:width="7.001cm" svg:height="0.759cm" svg:x="1.485cm" svg:y="19.733cm">
          <draw:text-box>
            <text:p><text:span text:style-name="T3">Stand: 23.08.2022</text:span></text:p>
          </draw:text-box>
        </draw:frame>
        <draw:custom-shape draw:style-name="gr8" draw:text-style-name="P3" draw:layer="layout" svg:width="3.394cm" svg:height="1.334cm" svg:x="17.4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3.394cm" svg:height="1.334cm" svg:x="17.4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8" draw:layer="layout" draw:line-skew="1.458cm" svg:x1="17.485cm" svg:y1="16.434cm" svg:x2="11.9cm" svg:y2="6.466cm" draw:start-shape="id10" draw:start-glue-point="3" draw:end-shape="id4" draw:end-glue-point="1" svg:d="M17485 16434h-1335v-9968h-4250" svg:viewBox="0 0 5586 9969">
          <text:p/>
        </draw:connector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1" draw:id="id11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11" draw:start-glue-point="2" draw:end-shape="id7" draw:end-glue-point="0" svg:d="M26755 12200v1184h-4v1183" svg:viewBox="0 0 5 2368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dc:date>2022-08-23T11:47:11.320159898</dc:date>
    <meta:editing-duration>PT1H8M54S</meta:editing-duration>
    <meta:editing-cycles>12</meta:editing-cycles>
    <meta:generator>LibreOffice/6.0.7.3$Linux_X86_64 LibreOffice_project/00m0$Build-3</meta:generator>
    <meta:document-statistic meta:object-count="72"/>
  </office:meta>
</office:document-meta>
</file>